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ableContents" style:master-page-name="MP0" style:family="paragraph">
      <style:paragraph-properties fo:break-before="page" fo:text-align="justify"/>
      <style:text-properties fo:font-weight="bold" style:font-weight-asian="bold" style:font-weight-complex="bold" style:text-underline-type="single" style:text-underline-style="solid" style:text-underline-width="auto" style:text-underline-mode="continuous"/>
    </style:style>
    <style:style style:name="P2" style:parent-style-name="TableContents" style:family="paragraph">
      <style:paragraph-properties fo:text-align="justify"/>
    </style:style>
    <style:style style:name="P3"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 style:parent-style-name="TableContents" style:family="paragraph">
      <style:paragraph-properties fo:text-align="justify"/>
    </style:style>
    <style:style style:name="P5"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 style:parent-style-name="TableContents" style:family="paragraph">
      <style:paragraph-properties fo:text-align="justify"/>
    </style:style>
    <style:style style:name="P7" style:parent-style-name="TableContents" style:family="paragraph">
      <style:paragraph-properties fo:text-align="justify"/>
    </style:style>
    <style:style style:name="P8" style:parent-style-name="TableContents" style:family="paragraph">
      <style:paragraph-properties fo:text-align="justify"/>
    </style:style>
    <style:style style:name="P9" style:parent-style-name="TableContents" style:family="paragraph">
      <style:paragraph-properties fo:text-align="justify"/>
    </style:style>
    <style:style style:name="P10" style:parent-style-name="TableContents" style:family="paragraph">
      <style:paragraph-properties fo:text-align="justify"/>
    </style:style>
    <style:style style:name="P11" style:parent-style-name="TableContents" style:family="paragraph">
      <style:paragraph-properties fo:text-align="justify"/>
    </style:style>
    <style:style style:name="P12"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 style:parent-style-name="TableContents" style:family="paragraph">
      <style:paragraph-properties fo:text-align="justify"/>
    </style:style>
    <style:style style:name="P14"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 style:parent-style-name="TableContents" style:family="paragraph">
      <style:paragraph-properties fo:text-align="justify"/>
    </style:style>
    <style:style style:name="P16"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 style:parent-style-name="TableContents" style:family="paragraph">
      <style:paragraph-properties fo:text-align="justify"/>
    </style:style>
    <style:style style:name="P18" style:parent-style-name="TableContents" style:family="paragraph">
      <style:paragraph-properties fo:text-align="justify"/>
    </style:style>
    <style:style style:name="P19" style:parent-style-name="TableContents" style:family="paragraph">
      <style:paragraph-properties fo:text-align="justify"/>
    </style:style>
    <style:style style:name="P20" style:parent-style-name="TableContents" style:family="paragraph">
      <style:paragraph-properties fo:text-align="justify"/>
    </style:style>
    <style:style style:name="P21" style:parent-style-name="TableContents" style:family="paragraph">
      <style:paragraph-properties fo:text-align="justify" fo:margin-left="0.4916in">
        <style:tab-stops/>
      </style:paragraph-properties>
    </style:style>
    <style:style style:name="P22" style:parent-style-name="TableContents" style:family="paragraph">
      <style:paragraph-properties fo:text-align="justify"/>
    </style:style>
    <style:style style:name="P23" style:parent-style-name="TableContents" style:family="paragraph">
      <style:paragraph-properties fo:text-align="justify" fo:margin-left="0.4916in">
        <style:tab-stops/>
      </style:paragraph-properties>
    </style:style>
    <style:style style:name="P24"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5" style:parent-style-name="TableContents" style:family="paragraph">
      <style:paragraph-properties fo:text-align="justify"/>
    </style:style>
    <style:style style:name="P26" style:parent-style-name="TableContents" style:family="paragraph">
      <style:paragraph-properties fo:text-align="justify"/>
    </style:style>
    <style:style style:name="P27" style:parent-style-name="TableContents" style:family="paragraph">
      <style:paragraph-properties fo:text-align="justify"/>
    </style:style>
  </office:automatic-styles>
  <office:body>
    <office:text text:use-soft-page-breaks="true">
      <text:p text:style-name="P1">Project Justification</text:p>
      <text:p text:style-name="P2">The Beyond Limits charity<text:s/>need a website in order to be able to promote their events and relay information about them. So far, most of their communication with people that are interested in their services is happening through Facebook but it’s a limited medium and<text:s/>considering<text:s/>that not all people own a Facebook account it would help them a lot if they could promote their charity through their own website.<text:s/>Our aim is to<text:s/>have the system<text:s/>run alongside their pre-existing social media presence.</text:p>
      <text:p text:style-name="P3">Project Description and Boundaries</text:p>
      <text:p text:style-name="P4">To develop a fully-functioning website under the specifications of the charity Beyond Limits. The website should be simple to use for both the visitors and the administrators. The project also involves creating a system for the administrators<text:s/>to be able to<text:s/>edit aspects of<text:s/>the website. The project doesn’t involve creating a server to host the website or help<text:s/>them in other areas such as branding or marketing.</text:p>
      <text:p text:style-name="P5">User Base<text:s/>(Stakeholders)</text:p>
      <text:p text:style-name="P6">The main stakeholders are<text:s/>the general<text:s/>public<text:s/>and<text:s/>admins<text:s/>(with special<text:s/>privileges).<text:s/>The public will consist of:</text:p>
      <text:p text:style-name="P7">1. People who seek help from the charity</text:p>
      <text:p text:style-name="P8">2. Potential volunteers that need to find information and apply through the website</text:p>
      <text:p text:style-name="P9">3. Volunteers who need to access the website for various reasons (getting health and safety files)</text:p>
      <text:p text:style-name="P10">4, The administrators;<text:s/>the<text:s/>3 people who have access to<text:s/>restricted parts of the website<text:s/>containing<text:s/>confidential information,<text:s/>and tools to edit parts of the website.</text:p>
      <text:p text:style-name="P11">Generally,<text:s/>we expect the user base to have<text:s/>limited<text:s/>technical<text:s/>expertise,<text:s/>as the charity revolves around helping<text:s/>underprivileged<text:s/>individuals<text:s/>that don’t always have access to technology.</text:p>
      <text:p text:style-name="P12">Product Vision</text:p>
      <text:p text:style-name="P13">A website that is modern and appealing while at the same time simple and minimalistic. Navigation should be intuitive and there shouldn’t be any clutter. The admin page should follow<text:s/>similar<text:s/>rules.</text:p>
      <text:p text:style-name="P14">Project Deliverables, Features and Tasks.</text:p>
      <text:p text:style-name="P15">We will be split into two<text:s/>teams, one responsible for the front-end and the other responsible for the back-end of the website.<text:s/>The first<text:s/>team will<text:s/>oversee<text:s/>the<text:s/>design and style of the website.<text:s/>This design should be modern and functional so that navigation and general use of the website is simple enough for everybody to use. The<text:s/>second<text:s/>team is tasked to create a system on the website through<text:s/>which<text:s/>the administrators<text:s/>(our<text:s/>client) will be able to control and edit aspects of the website in order to customize<text:s/>existing content,<text:s/>add content, and remove content. We will create a login page that has three accounts for the administrators, and one more for the owner of the charity. There will also be a database that the administrators<text:s/>can access where they can store, sort and search information about<text:s/>all the<text:s/>people that they have helped.</text:p>
      <text:p text:style-name="P16">Product Goals/Deadlines</text:p>
      <text:p text:style-name="P17">Requirement Specification – 16/11/18</text:p>
      <text:p text:style-name="P18">First Prototype – 07/12/18</text:p>
      <text:p text:style-name="P19"><text:tab/>Very early look of the website, not functioning. This prototype will give the team a chance to<text:s/><text:tab/>understand better what the client wants based on the criticism that we will get.</text:p>
      <text:p text:style-name="P20">Second Prototype – 08/02/19</text:p>
      <text:p text:style-name="P21">Working prototype. At this point most of the features will be implemented and will provide<text:s/><text:tab/>the client with a chance to look at the prospective website and decide<text:s/>any<text:s/>final changes that<text:s/><text:tab/>they<text:s/>would like. Of course, by<text:s/>this<text:s/>point they will be<text:s/>limited in terms of<text:s/>any new requirements.</text:p>
      <text:p text:style-name="P22">Final Product – 14/03/19</text:p>
      <text:p text:style-name="P23">Product delivered as close to the description<text:s/>which<text:s/>the client gave<text:s/>as possible. Instructions on how to<text:s/>access the administrator<text:s/>page and how to edit the different pages should be provided<text:s/>to the client<text:s/>alongside the working website.</text:p>
      <text:p text:style-name="P24">Features for Future Releases</text:p>
      <text:p text:style-name="P25">At a later stage in development, an archive feature can be implemented so that the admins of the website can store information that will be useful when composing the annual report. Also, the code for the website<text:s/>should be documented extensively and have comments to explain the different functions so that future development is easier, even by another group.</text:p>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e Mortimer</dc:creator>
    <meta:creation-date>2018-11-05T11:06:00Z</meta:creation-date>
    <dc:date>2018-11-07T17:58:00Z</dc:date>
    <meta:template xlink:href="Normal.dotm" xlink:type="simple"/>
    <meta:editing-cycles>14</meta:editing-cycles>
    <meta:editing-duration>PT15780S</meta:editing-duration>
    <meta:document-statistic meta:page-count="2" meta:paragraph-count="7" meta:word-count="595" meta:character-count="3982" meta:row-count="28" meta:non-whitespace-character-count="3394"/>
  </office:meta>
</office:document-meta>
</file>